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Il y a deux projets 3DSMax avec deux moutons différents pour la raison suivante :</text:span></text:p>
      <text:p text:style-name="P1"><text:span text:style-name="T1">Ma volonté était d'utiliser le mouton 1 pour mon projet, néanmoins, celui-ci n'utilise pas des techniques intéressantes au niveau du maillage (extrude, symetrie..) mais en revanche il emploie des méthodes de texturages et de lien de parenté plus poussées que celles utilisées pour le mouton 2 qui est finalement présent dans le seul but de montrer ma capacité à modifier le maillage d'un mesh. Le mouton 1 est le seul projet avec des animation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